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D94DFB38B2518D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2cm, 1.75cm, 4.568cm, 1.29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paragraph" svg:x="0.684cm" svg:y="0.266cm" svg:width="15.61cm" svg:height="8.07cm" draw:z-index="0"><draw:image xlink:href="Pictures/100000000000040000000300D94DFB38B2518D4C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1-23T18:13:34.899000000</dc:date>
    <meta:editing-duration>PT1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